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Voland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escando/ Volando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Negro/ Rosa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Azul/ Gris</text:p>
          </table:table-cell>
          <table:table-cell office:value-type="string" calcext:value-type="string">
            <text:p>Blanco/ Marrón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<text:s/>En un bando/ Hurgando en el lim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Blanco/ Marrón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laneando/ Voland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Naranja/ Negr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osado en un oteader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Crema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on otras aves/ En un bando/ Hurgando en el lim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<text:s/>En un bando/ Picoteando en el suel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Roj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Naranja/ <text:s/>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jo/ Rosa</text:p>
          </table:table-cell>
          <table:table-cell office:value-type="string" calcext:value-type="string">
            <text:p>Amarillo/ Marrón/ Negr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Verde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Cazando/ Pesc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Roja/ Verd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azando/ Inmóvil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Azul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/ Blanco/ Marrón/ Negr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escando/ Posado en un oteadero/ Vol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Naranja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aranja/ Roj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marillo/ Ros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/ Salt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Marrón/ Naranja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Gris/ Marrón/ Rojo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/ Marrón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/ 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Roj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Verde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Gris/ Verde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aranja/ Negro/ Ros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Gris/ Negro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Voland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Picoteando en el suel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 Verde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zando/ Posado en un oteader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 Marrón</text:p>
          </table:table-cell>
          <table:table-cell office:value-type="string" calcext:value-type="string">
            <text:p>Marrón/ Verde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3:36:31.9543686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4T14:20:48.516287831</dc:date>
    <meta:editing-duration>P2DT3H2M43S</meta:editing-duration>
    <meta:editing-cycles>478</meta:editing-cycles>
    <meta:generator>LibreOffice/6.4.7.2$Linux_X86_64 LibreOffice_project/40$Build-2</meta:generator>
    <meta:document-statistic meta:table-count="1" meta:cell-count="1778" meta:object-count="0"/>
  </office:meta>
</office:document-meta>
</file>